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0000000F120AACB47C483952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3.967cm" svg:height="6.374cm" svg:x="3.516cm" svg:y="11.662cm">
          <draw:image xlink:href="Pictures/1000000000000210000000F120AACB47C4839527.png" xlink:type="simple" xlink:show="embed" xlink:actuate="onLoad">
            <text:p/>
          </draw:image>
        </draw:frame>
        <draw:line draw:style-name="gr2" draw:text-style-name="P2" draw:layer="layout" svg:x1="6.528cm" svg:y1="12.113cm" svg:x2="6.528cm" svg:y2="11.213cm">
          <text:p/>
        </draw:line>
        <draw:line draw:style-name="gr3" draw:text-style-name="P2" draw:layer="layout" svg:x1="6.528cm" svg:y1="12.113cm" svg:x2="6.528cm" svg:y2="13.513cm">
          <text:p/>
        </draw:line>
        <draw:line draw:style-name="gr3" draw:text-style-name="P2" draw:layer="layout" svg:x1="6.528cm" svg:y1="12.913cm" svg:x2="13.928cm" svg:y2="12.913cm">
          <text:p/>
        </draw:line>
        <draw:line draw:style-name="gr3" draw:text-style-name="P2" draw:layer="layout" svg:x1="13.928cm" svg:y1="12.913cm" svg:x2="13.928cm" svg:y2="13.513cm">
          <text:p/>
        </draw:line>
        <draw:line draw:style-name="gr3" draw:text-style-name="P2" draw:layer="layout" svg:x1="10.228cm" svg:y1="12.913cm" svg:x2="10.228cm" svg:y2="13.613cm">
          <text:p/>
        </draw:line>
        <draw:frame draw:style-name="gr4" draw:text-style-name="P3" draw:layer="layout" svg:width="1.455cm" svg:height="0.725cm" svg:x="6.528cm" svg:y="11.113cm">
          <draw:text-box>
            <text:p><text:span text:style-name="T1">+Vc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30T16:11:37.731000000</dc:date>
    <meta:editing-duration>PT2M5S</meta:editing-duration>
    <meta:editing-cycles>1</meta:editing-cycles>
    <meta:document-statistic meta:object-count="7"/>
    <meta:generator>LibreOffice/5.1.0.3$Windows_x86 LibreOffice_project/5e3e00a007d9b3b6efb6797a8b8e57b51ab1f737</meta:generator>
  </office:meta>
</office:document-meta>
</file>